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MetaDataGenerator.endNodeMeta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MetaData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yaMetaData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yaMetaDataGenerator.getMetaData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nyaMetaDataGenerator.performIncludesMe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enyaMetaDataGenerator.startNodeMeta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MetaDataGenerator.endNod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yaMetaData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MetaData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MetaData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yaMetaDataGenerator.startNod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yaMetaDataGenerator.parseMetaData(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enyaMetaData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